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2d2ed" officeooo:paragraph-rsid="0002d2ed"/>
    </style:style>
    <style:style style:name="P2" style:family="paragraph" style:parent-style-name="Standard">
      <style:text-properties officeooo:rsid="0002d2ed" officeooo:paragraph-rsid="0009ea36"/>
    </style:style>
    <style:style style:name="P3" style:family="paragraph" style:parent-style-name="Standard">
      <style:text-properties officeooo:rsid="0002d2ed" officeooo:paragraph-rsid="000b584d"/>
    </style:style>
    <style:style style:name="P4" style:family="paragraph" style:parent-style-name="Standard">
      <style:text-properties fo:font-weight="bold" officeooo:rsid="0002d2ed" officeooo:paragraph-rsid="0002d2ed" style:font-weight-asian="bold" style:font-weight-complex="bold"/>
    </style:style>
    <style:style style:name="P5" style:family="paragraph" style:parent-style-name="Standard">
      <style:text-properties style:text-underline-style="none" fo:font-weight="bold" officeooo:rsid="0002d2ed" officeooo:paragraph-rsid="0002d2ed" style:font-weight-asian="bold" style:font-weight-complex="bold"/>
    </style:style>
    <style:style style:name="P6" style:family="paragraph" style:parent-style-name="Standard">
      <style:text-properties style:text-underline-style="none" officeooo:rsid="0002d2ed" officeooo:paragraph-rsid="0002d2ed"/>
    </style:style>
    <style:style style:name="P7" style:family="paragraph" style:parent-style-name="Standard">
      <style:text-properties fo:font-size="16pt" style:text-underline-style="solid" style:text-underline-width="auto" style:text-underline-color="font-color" fo:font-weight="bold" officeooo:rsid="0002d2ed" officeooo:paragraph-rsid="0002d2ed" style:font-size-asian="16pt" style:font-weight-asian="bold" style:font-size-complex="16pt" style:font-weight-complex="bold"/>
    </style:style>
    <style:style style:name="P8" style:family="paragraph" style:parent-style-name="Standard">
      <style:text-properties fo:font-size="16pt" officeooo:rsid="0002d2ed" officeooo:paragraph-rsid="0002d2ed" style:font-size-asian="16pt" style:font-size-complex="16pt"/>
    </style:style>
    <style:style style:name="P9" style:family="paragraph" style:parent-style-name="Standard">
      <style:text-properties fo:font-size="12pt" style:text-underline-style="none" fo:font-weight="bold" officeooo:rsid="0002d2ed" officeooo:paragraph-rsid="0002d2ed" style:font-size-asian="12pt" style:font-weight-asian="bold" style:font-size-complex="12pt" style:font-weight-complex="bold"/>
    </style:style>
    <style:style style:name="P10" style:family="paragraph" style:parent-style-name="Standard">
      <style:text-properties fo:font-size="12pt" style:text-underline-style="none" officeooo:rsid="0002d2ed" officeooo:paragraph-rsid="0002d2ed" style:font-size-asian="12pt" style:font-size-complex="12pt"/>
    </style:style>
    <style:style style:name="P11" style:family="paragraph" style:parent-style-name="Standard">
      <style:text-properties fo:font-weight="normal" officeooo:rsid="0009ea36" officeooo:paragraph-rsid="000b584d" style:font-weight-asian="normal" style:font-weight-complex="normal"/>
    </style:style>
    <style:style style:name="P12" style:family="paragraph" style:parent-style-name="Standard">
      <style:text-properties officeooo:rsid="000e1129" officeooo:paragraph-rsid="000e1129"/>
    </style:style>
    <style:style style:name="T1" style:family="text">
      <style:text-properties style:text-underline-style="none"/>
    </style:style>
    <style:style style:name="T2" style:family="text">
      <style:text-properties officeooo:rsid="0002fcae"/>
    </style:style>
    <style:style style:name="T3" style:family="text">
      <style:text-properties officeooo:rsid="0004f665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officeooo:rsid="0002fcae" style:font-size-asian="12pt" style:font-size-complex="12pt"/>
    </style:style>
    <style:style style:name="T6" style:family="text">
      <style:text-properties fo:font-size="12pt" officeooo:rsid="00063d3d" style:font-size-asian="12pt" style:font-size-complex="12pt"/>
    </style:style>
    <style:style style:name="T7" style:family="text">
      <style:text-properties fo:font-size="12pt" officeooo:rsid="000cc212" style:font-size-asian="12pt" style:font-size-complex="12pt"/>
    </style:style>
    <style:style style:name="T8" style:family="text">
      <style:text-properties officeooo:rsid="000cbd24"/>
    </style:style>
    <style:style style:name="T9" style:family="text">
      <style:text-properties officeooo:rsid="000cc21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1"><text:tab/></text:span>#Using Awk command </text:p>
      <text:p text:style-name="P4"/>
      <text:p text:style-name="P4"><text:tab/>#a)To display <text:span text:style-name="T9">the names of all</text:span> the files belonging to all users of a group </text:p>
      <text:p text:style-name="P4"/>
      <text:p text:style-name="P1"><text:tab/>echo "Enter the name of the group" </text:p>
      <text:p text:style-name="P1"><text:tab/>read g </text:p>
      <text:p text:style-name="P1"><text:tab/>members $g &gt;fileowners </text:p>
      <text:p text:style-name="P1"/>
      <text:p text:style-name="P1"><text:tab/>while read line </text:p>
      <text:p text:style-name="P1"><text:tab/>do </text:p>
      <text:p text:style-name="P1"><text:tab/>ls -l|awk '$3 ~/'$line'/ {print$3,$9}' </text:p>
      <text:p text:style-name="P1"><text:tab/>done &lt;fileowners </text:p>
      <text:p text:style-name="P6"/>
      <text:p text:style-name="P9"/>
      <text:p text:style-name="P9"><text:tab/>#b)Display all the <text:span text:style-name="T9">names of all the</text:span> files belonging to a particular user </text:p>
      <text:p text:style-name="P10"/>
      <text:p text:style-name="P1"><text:tab/>echo '<text:span text:style-name="T3">E</text:span>nter the name of user' </text:p>
      <text:p text:style-name="P1"><text:tab/>read name </text:p>
      <text:p text:style-name="P1"><text:tab/>ls -l|awk '$3 ~/'$name'/ {print$9}' </text:p>
      <text:p text:style-name="P6"/>
      <text:p text:style-name="P5"/>
      <text:p text:style-name="P5"><text:tab/><text:span text:style-name="T4">#c)</text:span><text:span text:style-name="T5">D</text:span><text:span text:style-name="T4">isplay all the </text:span><text:span text:style-name="T7">names of all the </text:span><text:span text:style-name="T4">files that were created in a particular month on <text:s/>a particular da</text:span><text:span text:style-name="T6">te</text:span></text:p>
      <text:p text:style-name="P12"><text:s text:c="13"/></text:p>
      <text:p text:style-name="P12"><text:s text:c="12"/>ls -l|awk '$7 ~/'^9'/ &amp;&amp; $6 ~/'Aug'/ {print$9,$6,$7}'</text:p>
      <text:p text:style-name="P1"/>
      <text:p text:style-name="P8"/>
      <text:p text:style-name="P8"/>
      <text:p text:style-name="P7"><text:span text:style-name="T1"><text:tab/></text:span>#<text:span text:style-name="T2">U</text:span>sing grep command </text:p>
      <text:p text:style-name="P7"/>
      <text:p text:style-name="P4"><text:tab/>#a)Display all the files that begin with the alphabet 'T' </text:p>
      <text:p text:style-name="P3"><text:tab/></text:p>
      <text:p text:style-name="P3"><text:s text:c="12"/>ls |grep '^T' </text:p>
      <text:p text:style-name="P1"/>
      <text:p text:style-name="P4"/>
      <text:p text:style-name="P4"><text:tab/>#b)Display the file having a particular name </text:p>
      <text:p text:style-name="P11"><text:s text:c="11"/></text:p>
      <text:p text:style-name="P2"><text:s text:c="11"/>ls|grep -w '<text:span text:style-name="T8">Filename'</text:span></text:p>
      <text:p text:style-name="P1"/>
      <text:p text:style-name="P1"/>
      <text:p text:style-name="P1"><text:tab/> 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5T11:48:59.549679784</meta:creation-date>
    <dc:date>2017-09-08T08:56:00.060284430</dc:date>
    <meta:editing-duration>PT27M3S</meta:editing-duration>
    <meta:editing-cycles>15</meta:editing-cycles>
    <meta:generator>LibreOffice/4.2.8.2$Linux_X86_64 LibreOffice_project/420m0$Build-2</meta:generator>
    <meta:document-statistic meta:table-count="0" meta:image-count="0" meta:object-count="0" meta:page-count="1" meta:paragraph-count="24" meta:word-count="120" meta:character-count="776" meta:non-whitespace-character-count="579"/>
  </office:meta>
</office:document-meta>
</file>